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style:font-name="Arial"/>
    </style:style>
    <style:style style:name="P2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/>
    </style:style>
    <style:style style:name="P3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/>
    </style:style>
    <style:style style:name="P4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 officeooo:paragraph-rsid="00186d8c"/>
    </style:style>
    <style:style style:name="T1" style:family="text">
      <style:text-properties fo:font-size="11pt" fo:language="pt" fo:country="BR" style:font-size-asian="11pt"/>
    </style:style>
    <style:style style:name="T2" style:family="text">
      <style:text-properties fo:font-size="11pt" fo:language="pt" fo:country="BR" fo:font-weight="normal" style:font-size-asian="11pt" style:font-weight-asian="normal"/>
    </style:style>
    <style:style style:name="T3" style:family="text">
      <style:text-properties fo:font-size="11pt" fo:language="pt" fo:country="BR" fo:font-weight="normal" officeooo:rsid="00186d8c" style:font-size-asian="11pt" style:font-weight-asian="normal"/>
    </style:style>
    <style:style style:name="T4" style:family="text">
      <style:text-properties fo:font-size="13pt" fo:language="pt" fo:country="BR" fo:font-weight="bold" style:font-size-asian="13pt" style:font-weight-asian="bold"/>
    </style:style>
    <style:style style:name="T5" style:family="text">
      <style:text-properties fo:font-size="12pt" fo:language="pt" fo:country="BR" fo:font-weight="bold" style:font-size-asian="12pt" style:font-weight-asian="bold"/>
    </style:style>
    <style:style style:name="T6" style:family="text">
      <style:text-properties fo:font-size="12pt" fo:language="pt" fo:country="BR" fo:font-weight="bold" officeooo:rsid="00186d8c" style:font-size-asian="12pt" style:font-weight-asian="bold"/>
    </style:style>
    <style:style style:name="T7" style:family="text">
      <style:text-properties fo:font-size="12pt" fo:language="pt" fo:country="BR" fo:font-weight="normal" style:font-size-asian="12pt" style:font-weight-asian="normal"/>
    </style:style>
    <style:style style:name="T8" style:family="text">
      <style:text-properties fo:font-size="12pt" fo:language="pt" fo:country="BR" fo:font-weight="normal" officeooo:rsid="00186d8c" style:font-size-asian="12pt" style:font-weight-asian="normal"/>
    </style:style>
    <style:style style:name="T9" style:family="text">
      <style:text-properties fo:font-size="12pt" fo:language="pt" fo:country="BR" fo:font-weight="normal" officeooo:rsid="0019515b" style:font-size-asian="12pt" style:font-weight-asian="normal"/>
    </style:style>
    <style:style style:name="T10" style:family="text">
      <style:text-properties fo:font-size="12pt" fo:language="pt" fo:country="BR" fo:font-weight="normal" officeooo:rsid="001aa727" style:font-size-asian="12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//Contruindo xUnit test, investimento em confiabilidade <text:s/>e durabilidade de produtos de software</text:span></text:p>
      <text:p text:style-name="P2"><text:span text:style-name="T4">xUnit.net, pois um produto testado é, certamente, de melhor qualidade</text:span></text:p>
      <text:p text:style-name="P2"><text:span text:style-name="T2">Neste artigo, demonstraremos como construir e performar seus primeiros testes unitários automatizados, utilizando, para tanto, a ferramenta </text:span><text:span text:style-name="T3">construída</text:span><text:span text:style-name="T2"> para o .NET Framework, gratuita e de código aberto xUnit. </text:span></text:p>
      <text:p text:style-name="P4"><text:span text:style-name="T5">Testes Unitários(Unit tests), </text:span><text:span text:style-name="T6">o que são</text:span><text:span text:style-name="T5">?</text:span></text:p>
      <text:p text:style-name="P4"><text:span text:style-name="T5">//</text:span></text:p>
      <text:p text:style-name="P2"><text:span text:style-name="T6">P</text:span><text:span text:style-name="T5">or qu</text:span><text:span text:style-name="T6">e testar</text:span><text:span text:style-name="T5">?</text:span></text:p>
      <text:p text:style-name="P2"><text:span text:style-name="T7">É </text:span><text:span text:style-name="T8">fácil</text:span><text:span text:style-name="T7"> inferir que um produto bem testado é, no mais das vezes, um produto de melhor qualidade em relação aquele que não. No desenvolvimento de software não é diferente. </text:span></text:p>
      <text:p text:style-name="P2"><text:span text:style-name="T7">Só teste</text:span><text:span text:style-name="T8">s</text:span><text:span text:style-name="T7"> podem </text:span><text:span text:style-name="T8">prevenir</text:span><text:span text:style-name="T7"> que problemas não previstos dura</text:span><text:span text:style-name="T8">n</text:span><text:span text:style-name="T7">te o desenvolvimento d</text:span><text:span text:style-name="T8">e determinado produto</text:span><text:span text:style-name="T7"> perdurem e, no futuro, venham a causar dor de cabeça </text:span><text:span text:style-name="T9">durante os testes de integração,</text:span><text:span text:style-name="T7"> por conta de custos com correção ou </text:span><text:span text:style-name="T8">mesmo </text:span><text:span text:style-name="T7">prejuízos </text:span><text:span text:style-name="T9">no momento da </text:span><text:span text:style-name="T8">utilização do mesmo </text:span><text:span text:style-name="T9">em produção, elevando nesta</text:span><text:span text:style-name="T10">s</text:span><text:span text:style-name="T9"> situaç</text:span><text:span text:style-name="T10">ões</text:span><text:span text:style-name="T9"> os custos de </text:span><text:span text:style-name="T7">.</text:span></text:p>
      <text:p text:style-name="P2"><text:span text:style-name="T7">Um código </text:span><text:span text:style-name="T9">unitáriamente</text:span><text:span text:style-name="T7"> testado faz o processo de desenvolvimento, </text:span><text:span text:style-name="T8">refatoração e escalonamento algo mais ágio, </text:span><text:span text:style-name="T9">porquê</text:span><text:span text:style-name="T8"> </text:span><text:span text:style-name="T9">evitam l</text:span><text:span text:style-name="T8">ongas sessões de depuração(debug), </text:span><text:span text:style-name="T9">visto que o desenvolvedor pode executar os testes e, com <text:s/>ajuda dos mesmos, encontrar de imediato a(s) parte(s) do sistema que por ventura tenham deixado de funcionar em razão de alguma altera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75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0:51:38.393000000</meta:creation-date>
    <dc:date>2018-05-08T01:13:43.750000000</dc:date>
    <meta:editing-duration>PT1M14S</meta:editing-duration>
    <meta:editing-cycles>1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9" meta:word-count="196" meta:character-count="1285" meta:non-whitespace-character-count="1094"/>
  </office:meta>
</office:document-meta>
</file>